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10.02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1.54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4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8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9" office:value-type="string" calcext:value-type="string" table:number-columns-spanned="1" table:number-rows-spanned="3">
            <office:annotation draw:style-name="gr1" draw:text-style-name="P2" svg:width="8.035cm" svg:height="1.005cm" svg:x="36.154cm" svg:y="0.053cm" draw:caption-point-x="17.985cm" draw:caption-point-y="-0.043cm">
              <dc:date>2020-11-0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9"/>
          <table:table-cell table:style-name="ce9" office:value-type="string" calcext:value-type="string" table:number-columns-spanned="1" table:number-rows-spanned="2">
            <office:annotation draw:style-name="gr2" draw:text-style-name="P2" svg:width="8.436cm" svg:height="1.137cm" svg:x="21.795cm" svg:y="0.132cm" draw:caption-point-x="18.064cm" draw:caption-point-y="0.274cm">
              <dc:date>2020-11-0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9" office:value-type="string" calcext:value-type="string" table:number-columns-spanned="1" table:number-rows-spanned="2">
            <office:annotation draw:style-name="gr3" draw:text-style-name="P2" svg:width="8.534cm" svg:height="1.031cm" svg:x="24.177cm" svg:y="0.132cm" draw:caption-point-x="18.202cm" draw:caption-point-y="0.274cm">
              <dc:date>2020-11-0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9" office:value-type="string" calcext:value-type="string" table:number-columns-spanned="1" table:number-rows-spanned="2">
            <office:annotation draw:style-name="gr4" draw:text-style-name="P2" svg:width="8.082cm" svg:height="0.74cm" svg:x="26.553cm" svg:y="0.132cm" draw:caption-point-x="17.758cm" draw:caption-point-y="0.274cm">
              <dc:date>2020-11-06T00:00:00</dc:date>
              <text:p text:style-name="P1"><text:span text:style-name="T1">9 Total dos rendimentos brutos pagos no mês.</text:span></text:p>
            </office:annotation>
            <text:p>Total de Rendimentos Brutos<text:span text:style-name="T4">9</text:span></text:p>
          </table:table-cell>
          <table:table-cell table:style-name="ce9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2">
            <office:annotation draw:style-name="gr5" draw:text-style-name="P2" svg:width="6.583cm" svg:height="0.634cm" svg:x="34.344cm" svg:y="0.132cm" draw:caption-point-x="18.003cm" draw:caption-point-y="0.274cm">
              <dc:date>2020-11-06T00:00:00</dc:date>
              <text:p text:style-name="P1"><text:span text:style-name="T1">13 Total dos Descontos efetuados no mês.</text:span></text:p>
            </office:annotation>
            <text:p>Total de Descontos<text:span text:style-name="T4">13</text:span></text:p>
          </table:table-cell>
          <table:covered-table-cell table:style-name="ce9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803cm" svg:height="1.694cm" svg:x="9.171cm" svg:y="0.528cm" draw:caption-point-x="18.09cm" draw:caption-point-y="0.275cm">
              <dc:date>2020-11-0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4">1</text:span></text:p>
          </table:table-cell>
          <table:table-cell table:style-name="ce1" office:value-type="string" calcext:value-type="string">
            <office:annotation draw:style-name="gr7" draw:text-style-name="P2" svg:width="7.926cm" svg:height="1.403cm" svg:x="11.805cm" svg:y="0.528cm" draw:caption-point-x="17.781cm" draw:caption-point-y="0.275cm">
              <dc:date>2020-11-0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1" office:value-type="string" calcext:value-type="string">
            <office:annotation draw:style-name="gr8" draw:text-style-name="P2" svg:width="7.926cm" svg:height="1.826cm" svg:x="13.499cm" svg:y="0.528cm" draw:caption-point-x="17.879cm" draw:caption-point-y="0.275cm">
              <dc:date>2020-11-0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471cm" svg:y="0.528cm" draw:caption-point-x="17.699cm" draw:caption-point-y="0.275cm">
              <dc:date>2020-11-0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1" office:value-type="string" calcext:value-type="string">
            <office:annotation draw:style-name="gr9" draw:text-style-name="P2" svg:width="8.198cm" svg:height="1.085cm" svg:x="17.482cm" svg:y="0.528cm" draw:caption-point-x="17.815cm" draw:caption-point-y="0.275cm">
              <dc:date>2020-11-0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4">5</text:span></text:p>
          </table:table-cell>
          <table:table-cell table:style-name="ce1" office:value-type="string" calcext:value-type="string">
            <office:annotation draw:style-name="gr10" draw:text-style-name="P2" svg:width="8.307cm" svg:height="2.144cm" svg:x="19.493cm" svg:y="0.528cm" draw:caption-point-x="17.932cm" draw:caption-point-y="0.275cm">
              <dc:date>2020-11-0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9"/>
          <table:table-cell table:style-name="ce1" office:value-type="string" calcext:value-type="string">
            <office:annotation draw:style-name="gr7" draw:text-style-name="P2" svg:width="8.089cm" svg:height="1.403cm" svg:x="28.912cm" svg:y="0.528cm" draw:caption-point-x="17.778cm" draw:caption-point-y="0.275cm">
              <dc:date>2020-11-0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1" office:value-type="string" calcext:value-type="string">
            <office:annotation draw:style-name="gr11" draw:text-style-name="P2" svg:width="5.049cm" svg:height="0.635cm" svg:x="30.258cm" svg:y="0.528cm" draw:caption-point-x="17.972cm" draw:caption-point-y="0.275cm">
              <dc:date>2020-11-06T00:00:00</dc:date>
              <text:p text:style-name="P1"><text:span text:style-name="T1">11 Imposto de Renda na Fonte.</text:span></text:p>
            </office:annotation>
            <text:p>Imposto de Renda<text:span text:style-name="T4">11</text:span></text:p>
          </table:table-cell>
          <table:table-cell table:style-name="ce1" office:value-type="string" calcext:value-type="string">
            <office:annotation draw:style-name="gr7" draw:text-style-name="P2" svg:width="8.111cm" svg:height="1.403cm" svg:x="32.552cm" svg:y="0.528cm" draw:caption-point-x="18.003cm" draw:caption-point-y="0.275cm">
              <dc:date>2020-11-0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9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5068" calcext:value-type="float">
            <text:p>5068</text:p>
          </table:table-cell>
          <table:table-cell office:value-type="string" calcext:value-type="string">
            <text:p>JULIANO SIMAO MOREIRA</text:p>
          </table:table-cell>
          <table:table-cell office:value-type="string" calcext:value-type="string">
            <text:p>AUXILIAR DE PROMOTORIA I</text:p>
          </table:table-cell>
          <table:table-cell office:value-type="string" calcext:value-type="string">
            <text:p>SERVICO TECNICO-ADMINISTRATIVO DE RIBEIRAO PRETO</text:p>
          </table:table-cell>
          <table:table-cell table:style-name="ce6" office:value-type="float" office:value="3281.76" calcext:value-type="float">
            <text:p><text:s/>3.281,76 </text:p>
          </table:table-cell>
          <table:table-cell table:style-name="ce6" office:value-type="float" office:value="328.17" calcext:value-type="float">
            <text:p><text:s/>328,17 </text:p>
          </table:table-cell>
          <table:table-cell table:number-columns-repeated="4" table:style-name="ce6" office:value-type="float" office:value="0" calcext:value-type="float">
            <text:p><text:s/>- </text:p>
          </table:table-cell>
          <table:table-cell table:style-name="ce6" office:value-type="float" office:value="852.71" calcext:value-type="float">
            <text:p><text:s/>852,71 </text:p>
          </table:table-cell>
          <table:table-cell table:style-name="ce6" office:value-type="float" office:value="929.4" calcext:value-type="float">
            <text:p><text:s/>929,40 </text:p>
          </table:table-cell>
          <table:table-cell table:style-name="ce6" office:value-type="float" office:value="5392.04" calcext:value-type="float">
            <text:p><text:s/>5.392,04 </text:p>
          </table:table-cell>
          <table:table-cell table:style-name="ce6" office:value-type="float" office:value="539.08" calcext:value-type="float">
            <text:p><text:s/>539,08 </text:p>
          </table:table-cell>
          <table:table-cell table:style-name="ce6" office:value-type="float" office:value="246.67" calcext:value-type="float">
            <text:p><text:s/>246,67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7" office:value-type="float" office:value="785.75" calcext:value-type="float">
            <text:p><text:s/>785,75 </text:p>
          </table:table-cell>
          <table:table-cell table:style-name="ce7" office:value-type="float" office:value="4606.29" calcext:value-type="float">
            <text:p><text:s/>4.606,29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Remuneração do cargo efetivo - Vencimento, GAMPU, V.P.I., Adicionais de Qualificação, G.A.E. e G.A.S., além de outras desta naturez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1</text:span><text:span text:style-name="T3"> Imposto de Renda na Fo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3" table:number-rows-repeated="146513">
          <table:table-cell table:style-name="ce3"/>
          <table:table-cell table:number-columns-repeated="1023"/>
        </table:table-row>
        <table:table-row table:style-name="ro3" table:number-rows-repeated="9020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8:54:32.2714105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5:58:50.317000000</meta:creation-date>
    <dc:date>2021-02-04T18:55:38.819309300</dc:date>
    <meta:editing-duration>PT4M41S</meta:editing-duration>
    <meta:editing-cycles>3</meta:editing-cycles>
    <meta:generator>LibreOffice/6.4.4.2$Linux_X86_64 LibreOffice_project/40$Build-2</meta:generator>
    <meta:document-statistic meta:table-count="1" meta:cell-count="56" meta:object-count="0"/>
  </office:meta>
</office:document-meta>
</file>